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51f" officeooo:paragraph-rsid="0007cc97"/>
    </style:style>
    <style:style style:name="P2" style:family="paragraph" style:parent-style-name="Standard">
      <style:text-properties officeooo:rsid="000782d7" officeooo:paragraph-rsid="000782d7"/>
    </style:style>
    <style:style style:name="P3" style:family="paragraph" style:parent-style-name="Standard">
      <style:text-properties officeooo:rsid="0007cc97" officeooo:paragraph-rsid="0007cc97"/>
    </style:style>
    <style:style style:name="P4" style:family="paragraph" style:parent-style-name="Standard">
      <style:text-properties officeooo:rsid="0007cc97" officeooo:paragraph-rsid="00160890"/>
    </style:style>
    <style:style style:name="P5" style:family="paragraph" style:parent-style-name="Standard">
      <style:text-properties officeooo:paragraph-rsid="0007cc97"/>
    </style:style>
    <style:style style:name="P6" style:family="paragraph" style:parent-style-name="Standard">
      <style:text-properties officeooo:rsid="00084c1c" officeooo:paragraph-rsid="00084c1c"/>
    </style:style>
    <style:style style:name="P7" style:family="paragraph" style:parent-style-name="Standard">
      <style:text-properties officeooo:rsid="00084c1c" officeooo:paragraph-rsid="00199a17"/>
    </style:style>
    <style:style style:name="P8" style:family="paragraph" style:parent-style-name="Standard">
      <style:text-properties style:text-underline-style="solid" style:text-underline-width="auto" style:text-underline-color="font-color" officeooo:rsid="00084c1c" officeooo:paragraph-rsid="00084c1c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084c1c"/>
    </style:style>
    <style:style style:name="P10" style:family="paragraph" style:parent-style-name="Standard">
      <style:text-properties officeooo:rsid="000a384c" officeooo:paragraph-rsid="000a384c"/>
    </style:style>
    <style:style style:name="P11" style:family="paragraph" style:parent-style-name="Standard">
      <style:text-properties officeooo:rsid="000a384c" officeooo:paragraph-rsid="00199a17"/>
    </style:style>
    <style:style style:name="P12" style:family="paragraph" style:parent-style-name="Standard">
      <style:text-properties officeooo:rsid="000acd24" officeooo:paragraph-rsid="000acd24"/>
    </style:style>
    <style:style style:name="P13" style:family="paragraph" style:parent-style-name="Standard">
      <style:text-properties officeooo:rsid="000e412f" officeooo:paragraph-rsid="000e412f"/>
    </style:style>
    <style:style style:name="P14" style:family="paragraph" style:parent-style-name="Standard">
      <style:text-properties officeooo:rsid="00102bcb" officeooo:paragraph-rsid="00102bcb"/>
    </style:style>
    <style:style style:name="P15" style:family="paragraph" style:parent-style-name="Standard">
      <style:text-properties officeooo:rsid="00102bcb" officeooo:paragraph-rsid="00199a17"/>
    </style:style>
    <style:style style:name="P16" style:family="paragraph" style:parent-style-name="Standard">
      <style:text-properties officeooo:rsid="001571de" officeooo:paragraph-rsid="001571de"/>
    </style:style>
    <style:style style:name="P17" style:family="paragraph" style:parent-style-name="Standard">
      <style:text-properties officeooo:rsid="001571de" officeooo:paragraph-rsid="00199a17"/>
    </style:style>
    <style:style style:name="P18" style:family="paragraph" style:parent-style-name="Standard">
      <style:text-properties officeooo:rsid="00164a80" officeooo:paragraph-rsid="00164a80"/>
    </style:style>
    <style:style style:name="P19" style:family="paragraph" style:parent-style-name="Standard">
      <style:text-properties officeooo:rsid="0016d3ee" officeooo:paragraph-rsid="0016d3ee"/>
    </style:style>
    <style:style style:name="P20" style:family="paragraph" style:parent-style-name="Standard">
      <style:text-properties officeooo:rsid="0016d3ee" officeooo:paragraph-rsid="00199a17"/>
    </style:style>
    <style:style style:name="P21" style:family="paragraph" style:parent-style-name="Standard">
      <style:text-properties officeooo:rsid="00189916" officeooo:paragraph-rsid="00189916"/>
    </style:style>
    <style:style style:name="P22" style:family="paragraph" style:parent-style-name="Standard">
      <style:text-properties officeooo:rsid="00189916" officeooo:paragraph-rsid="00199a17"/>
    </style:style>
    <style:style style:name="P23" style:family="paragraph" style:parent-style-name="Standard">
      <style:text-properties officeooo:rsid="00191f2c" officeooo:paragraph-rsid="00199a17"/>
    </style:style>
    <style:style style:name="P24" style:family="paragraph" style:parent-style-name="Standard">
      <style:text-properties officeooo:rsid="00193ecd" officeooo:paragraph-rsid="00189916"/>
    </style:style>
    <style:style style:name="P25" style:family="paragraph" style:parent-style-name="Standard">
      <style:text-properties officeooo:rsid="00193ecd" officeooo:paragraph-rsid="00199a17"/>
    </style:style>
    <style:style style:name="P26" style:family="paragraph" style:parent-style-name="Standard">
      <style:text-properties officeooo:rsid="00170eed" officeooo:paragraph-rsid="00199a17"/>
    </style:style>
    <style:style style:name="T1" style:family="text">
      <style:text-properties officeooo:rsid="0007cc97"/>
    </style:style>
    <style:style style:name="T2" style:family="text">
      <style:text-properties officeooo:rsid="0008bad4"/>
    </style:style>
    <style:style style:name="T3" style:family="text">
      <style:text-properties officeooo:rsid="000a384c"/>
    </style:style>
    <style:style style:name="T4" style:family="text">
      <style:text-properties officeooo:rsid="000ca4a4"/>
    </style:style>
    <style:style style:name="T5" style:family="text">
      <style:text-properties officeooo:rsid="001139c8"/>
    </style:style>
    <style:style style:name="T6" style:family="text">
      <style:text-properties officeooo:rsid="001157b8"/>
    </style:style>
    <style:style style:name="T7" style:family="text">
      <style:text-properties officeooo:rsid="00127409"/>
    </style:style>
    <style:style style:name="T8" style:family="text">
      <style:text-properties officeooo:rsid="00129b3c"/>
    </style:style>
    <style:style style:name="T9" style:family="text">
      <style:text-properties officeooo:rsid="0012d158"/>
    </style:style>
    <style:style style:name="T10" style:family="text">
      <style:text-properties officeooo:rsid="001428ca"/>
    </style:style>
    <style:style style:name="T11" style:family="text">
      <style:text-properties officeooo:rsid="001571de"/>
    </style:style>
    <style:style style:name="T12" style:family="text">
      <style:text-properties officeooo:rsid="00160890"/>
    </style:style>
    <style:style style:name="T13" style:family="text">
      <style:text-properties officeooo:rsid="000782d7"/>
    </style:style>
    <style:style style:name="T14" style:family="text">
      <style:text-properties officeooo:rsid="0016ab5a"/>
    </style:style>
    <style:style style:name="T15" style:family="text">
      <style:text-properties officeooo:rsid="00191f2c"/>
    </style:style>
    <style:style style:name="T16" style:family="text">
      <style:text-properties officeooo:rsid="00193ecd"/>
    </style:style>
    <style:style style:name="T17" style:family="text">
      <style:text-properties officeooo:rsid="00199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4-0<text:span text:style-name="T2">9</text:span>-2<text:span text:style-name="T11">9</text:span></text:p>
      <text:p text:style-name="P9">By19850316Arthur Golubev20240929ConceptsChecklistForDataStoring</text:p>
      <text:p text:style-name="Standard"/>
      <text:p text:style-name="P12"><text:span text:style-name="T15">1 </text:span>Numbering with correspondence with existing sets</text:p>
      <text:p text:style-name="P3"/>
      <text:p text:style-name="P3"><text:span text:style-name="T15">2 </text:span>Grouping</text:p>
      <text:p text:style-name="P5"/>
      <text:p text:style-name="P3"><text:span text:style-name="T15">3 </text:span>Ordering</text:p>
      <text:p text:style-name="Standard"/>
      <text:p text:style-name="P1"><text:span text:style-name="T15">4 </text:span>Dividing for parts:</text:p>
      <text:p text:style-name="P1"><text:tab/><text:span text:style-name="T15">4-1 </text:span><text:span text:style-name="T1">preliminary</text:span></text:p>
      <text:p text:style-name="P1"><text:tab/><text:span text:style-name="T15">4-2 </text:span><text:span text:style-name="T1">in the process</text:span></text:p>
      <text:p text:style-name="P5"/>
      <text:p text:style-name="P1"><text:span text:style-name="T15">5 </text:span>Indexing</text:p>
      <text:p text:style-name="P13"><text:span text:style-name="T15">6 </text:span>Routing</text:p>
      <text:p text:style-name="P2"/>
      <text:p text:style-name="P2"><text:span text:style-name="T15">7 </text:span><text:span text:style-name="T12">Using s</text:span>tamps <text:span text:style-name="T12">for routing</text:span></text:p>
      <text:p text:style-name="P4"><text:span text:style-name="T15">8 </text:span><text:span text:style-name="T12">Using r</text:span>anges <text:span text:style-name="T5">of values</text:span><text:span text:style-name="T13"> </text:span><text:span text:style-name="T12">for routing</text:span></text:p>
      <text:p text:style-name="P4"><text:span text:style-name="T15">9 </text:span><text:span text:style-name="T12">Using p</text:span>robable equality<text:span text:style-name="T13"> </text:span><text:span text:style-name="T12">for routing</text:span></text:p>
      <text:p text:style-name="Standard"/>
      <text:p text:style-name="P3"><text:span text:style-name="T15">10 </text:span>Storing as trees</text:p>
      <text:p text:style-name="P3"><text:span text:style-name="T15">11 </text:span>Storing as successions</text:p>
      <text:p text:style-name="P18"><text:span text:style-name="T15">12 </text:span>In successions storing trees</text:p>
      <text:p text:style-name="P25"><text:span text:style-name="T15">13 </text:span>Storing as networks</text:p>
      <text:p text:style-name="P25"><text:span text:style-name="T15">14 </text:span>Storing networks as neighbors lists</text:p>
      <text:p text:style-name="P25"><text:span text:style-name="T15">15 </text:span>Storing network as table</text:p>
      <text:p text:style-name="Standard"/>
      <text:p text:style-name="P22"><text:span text:style-name="T15">16 </text:span>Priority trees</text:p>
      <text:p text:style-name="Standard"/>
      <text:p text:style-name="P7"><text:span text:style-name="T15">17 </text:span>For skipping information <text:span text:style-name="T14">using more rare lists</text:span></text:p>
      <text:p text:style-name="P6"/>
      <text:p text:style-name="P11"><text:span text:style-name="T15">18 </text:span><text:span text:style-name="T11">Required</text:span><text:span text:style-name="T4"> a</text:span>ccuracy of the being searched value</text:p>
      <text:p text:style-name="P10"/>
      <text:p text:style-name="P15"><text:span text:style-name="T15">19 </text:span><text:span text:style-name="T7">Storing parts of </text:span><text:span text:style-name="T8">a</text:span><text:span text:style-name="T7"> value in nodes so that </text:span><text:span text:style-name="T9">the value</text:span><text:span text:style-name="T7"> can be collected when passing through </text:span><text:span text:style-name="T10">an </text:span><text:span text:style-name="T7">intended path</text:span></text:p>
      <text:p text:style-name="P23">20 Reusing nodes with the same values <text:s/>in paths</text:p>
      <text:p text:style-name="P14"/>
      <text:p text:style-name="P23">21 Storing values more than once</text:p>
      <text:p text:style-name="P14"/>
      <text:p text:style-name="P17"><text:span text:style-name="T15">22 </text:span>Using multiple acting threads</text:p>
      <text:p text:style-name="P16"/>
      <text:p text:style-name="P20"><text:span text:style-name="T15">23 </text:span>Balancing lengths of paths in trees</text:p>
      <text:p text:style-name="P20"><text:span text:style-name="T15">24 </text:span>Balancing heights in trees</text:p>
      <text:p text:style-name="P19"/>
      <text:p text:style-name="P26"><text:span text:style-name="T16">25 </text:span>While searching doing portions or ordering</text:p>
      <text:p text:style-name="P19"/>
      <text:p text:style-name="P21"><text:span text:style-name="T17">26 </text:span>Probability of searching for different values from a set</text:p>
      <text:p text:style-name="P21"><text:span text:style-name="T17">27 </text:span>Requirements to search only some of values from a set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0:11:21.193184812</meta:creation-date>
    <dc:date>2024-09-29T13:37:01.167580359</dc:date>
    <meta:editing-duration>PT5H5M44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74" meta:character-count="1040" meta:non-whitespace-character-count="894"/>
  </office:meta>
</office:document-meta>
</file>